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32764*"/>
    </style:style>
    <style:style style:name="Таблица2.B" style:family="table-column">
      <style:table-column-properties style:rel-column-width="32771*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en" fo:country="GB" style:font-name-asian="Times New Roman" style:font-size-asian="14pt" style:font-name-complex="Times New Roman" style:font-size-complex="14pt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font-size="14pt" style:font-name-asian="Times New Roman" style:font-size-asian="14pt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9cm" draw:z-index="0"><draw:image xlink:href="../../odt_eng/images/0093.png" xlink:type="simple" xlink:show="embed" xlink:actuate="onLoad"/></draw:frame></text:span></text:span></text:p>
          </table:table-cell>
          <table:table-cell table:style-name="Таблица1.B1" office:value-type="string">
            <text:h text:style-name="P7" text:outline-level="1">Normally closed controllable key type 1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5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1cm" svg:height="2.2cm" draw:z-index="0"><draw:image xlink:href="../../odt_eng/images/009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2" office:value-type="string">
            <text:p text:style-name="P2">in diagram</text:p>
          </table:table-cell>
          <table:table-cell table:style-name="Таблица1.B1" office:value-type="string">
            <text:p text:style-name="P5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</text:span></text:span><text:span text:style-name="Основной_20_шрифт_20_абзаца"><text:span text:style-name="T3"> and implements the function of controllable key as per the algorithm:</text:span></text:span></text:p>
            <text:p text:style-name="P6"><draw:frame draw:style-name="fr4" draw:name="Object3" text:anchor-type="as-char" svg:width="6.787cm" svg:height="1.268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Object1" text:anchor-type="as-char" svg:width="1.064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is for unit input signal (or the vector of signals),</text:span></text:span><text:span text:style-name="Основной_20_шрифт_20_абзаца"><text:span text:style-name="T3"><draw:frame draw:style-name="fr4" draw:name="Object2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3">is for unit output signal (or the vector of signals).</text:span></text:span></text:p>
            <text:p text:style-name="Text_20_body"><text:span text:style-name="Основной_20_шрифт_20_абзаца"><text:span text:style-name="T3">Control signal enters the unit </text:span></text:span><text:span text:style-name="Основной_20_шрифт_20_абзаца"><text:span text:style-name="T5">from the top</text:span></text:span><text:span text:style-name="Основной_20_шрифт_20_абзаца"><text:span text:style-name="T3">. In the process of calculation the image of the unit changes depending on the availability of a control signal: the key is normally </text:span></text:span><text:span text:style-name="Основной_20_шрифт_20_абзаца"><text:span text:style-name="T5">closed</text:span></text:span><text:span text:style-name="Основной_20_шрифт_20_абзаца"><text:span text:style-name="T3">, when a control signal is delivered the key is </text:span></text:span><text:span text:style-name="Основной_20_шрифт_20_абзаца"><text:span text:style-name="T5">open</text:span></text:span><text:span text:style-name="Основной_20_шрифт_20_абзаца"><text:span text:style-name="T3">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3"><text:span text:style-name="Основной_20_шрифт_20_абзаца"><text:span text:style-name="T6"><draw:frame draw:style-name="fr3" draw:name="Графический объект3" text:anchor-type="as-char" svg:width="6.38cm" svg:height="2.829cm" draw:z-index="0"><draw:image xlink:href="../../odt_eng/images/0093_signals_0.png" xlink:type="simple" xlink:show="embed" xlink:actuate="onLoad"/></draw:frame></text:span></text:span></text:p>
                </table:table-cell>
                <table:table-cell table:style-name="Таблица2.A1" office:value-type="string">
                  <text:p text:style-name="P3"><text:span text:style-name="Основной_20_шрифт_20_абзаца"><text:span text:style-name="T6"><draw:frame draw:style-name="fr2" draw:name="Графический объект4" text:anchor-type="as-char" svg:width="6.38cm" svg:height="2.829cm" draw:z-index="0"><draw:image xlink:href="../../odt_eng/images/0093_signals_1.png" xlink:type="simple" xlink:show="embed" xlink:actuate="onLoad"/></draw:frame></text:span></text:span></text:p>
                </table:table-cell>
              </table:table-row>
              <table:table-row>
                <table:table-cell table:style-name="Таблица2.A1" office:value-type="string">
                  <text:p text:style-name="P4">Control = 0</text:p>
                </table:table-cell>
                <table:table-cell table:style-name="Таблица2.A1" office:value-type="string">
                  <text:p text:style-name="P4">Control = 1</text:p>
                </table:table-cell>
              </table:table-row>
            </table:table>
            <text:p text:style-name="Text_20_body"><text:span text:style-name="Основной_20_шрифт_20_абзаца"><text:span text:style-name="T2">The unit is a submodel (assembly). For checking the algorithm structure one shall press “Actions” </text:span></text:span><text:span text:style-name="Основной_20_шрифт_20_абзаца"><text:span text:style-name="T3">→ “Enter the submodel” with the right button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3">: any properties are not required for operation of the uni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 управляемый нормально замкнутый тип 1</dc:title>
    <meta:creation-date>2012-01-25T10:38:00</meta:creation-date>
    <dc:date>2012-03-05T18:28:41.62</dc:date>
    <meta:editing-cycles>40</meta:editing-cycles>
    <meta:editing-duration>PT1H59M46S</meta:editing-duration>
    <dc:creator>Александр </dc:creator>
    <meta:document-statistic meta:table-count="2" meta:image-count="4" meta:object-count="3" meta:page-count="1" meta:paragraph-count="15" meta:word-count="128" meta:character-count="73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93.odt/Normal.dotm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o math:stretchy="true">{</math:mo>
          <math:mtable>
            <math:mtr>
              <math:mrow>
                <math:mrow>
                  <math:mi>x</math:mi>
                  <math:mrow>
                    <math:mo math:stretchy="false">(</math:mo>
                    <math:mi>t</math:mi>
                    <math:mo math:stretchy="false">)</math:mo>
                  </math:mrow>
                  <math:mi>,</math:mi>
                  <math:mi/>
                  <math:mi math:fontstyle="italic">if</math:mi>
                  <math:mi/>
                  <math:mi math:fontstyle="italic">Control</math:mi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0</math:mn>
                  </math:mrow>
                  <math:mi>;</math:mi>
                </math:mrow>
              </math:mrow>
            </math:mtr>
            <math:mtr>
              <math:mrow>
                <math:mrow>
                  <math:mn>0,</math:mn>
                  <math:mi/>
                  <math:mi math:fontstyle="italic">if</math:mi>
                  <math:mi/>
                  <math:mi math:fontstyle="italic">Control</math:mi>
                  <math:mrow>
                    <math:mrow>
                      <math:mo math:stretchy="false">(</math:mo>
                      <math:mi>t</math:mi>
                      <math:mo math:stretchy="false">)</math:mo>
                    </math:mrow>
                    <math:mo math:stretchy="false">=</math:mo>
                    <math:mn>1</math:mn>
                  </math:mrow>
                  <math:mi>;</math:mi>
                </math:mrow>
              </math:mrow>
            </math:mtr>
          </math:mtable>
        </math:mrow>
      </math:mrow>
    </math:mrow>
    <math:annotation math:encoding="StarMath 5.0">y(t) = left lbrace stack{
alignl x(t),    ~ if ~ Control (t) = 0; #
alignl 0, ~ if ~ Control(t) = 1;}  right none
</math:annotation>
  </math:semantics>
</math: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